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Menlo" svg:font-family="Menlo, Monaco, 'Courier New', monospace"/>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paragraph-rsid="001b4bf5"/>
    </style:style>
    <style:style style:name="P2" style:family="paragraph" style:parent-style-name="Text_20_body">
      <style:text-properties officeooo:paragraph-rsid="001e684b"/>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22e301" style:font-weight-asian="bold" style:font-weight-complex="bold"/>
    </style:style>
    <style:style style:name="P5" style:family="paragraph" style:parent-style-name="Text_20_body">
      <style:text-properties fo:font-size="12pt" officeooo:rsid="001e684b" officeooo:paragraph-rsid="0022e301" style:font-size-asian="12pt" style:font-size-complex="12pt"/>
    </style:style>
    <style:style style:name="P6" style:family="paragraph" style:parent-style-name="Text_20_body">
      <style:text-properties officeooo:paragraph-rsid="002fb02a"/>
    </style:style>
    <style:style style:name="P7" style:family="paragraph" style:parent-style-name="Text_20_body">
      <style:text-properties officeooo:rsid="003029ae" officeooo:paragraph-rsid="003029ae"/>
    </style:style>
    <style:style style:name="P8" style:family="paragraph" style:parent-style-name="Text_20_body">
      <style:text-properties officeooo:paragraph-rsid="00322585"/>
    </style:style>
    <style:style style:name="T1" style:family="text">
      <style:text-properties style:text-underline-style="solid" style:text-underline-width="auto" style:text-underline-color="font-color"/>
    </style:style>
    <style:style style:name="T2" style:family="text">
      <style:text-properties fo:color="#ce9178"/>
    </style:style>
    <style:style style:name="T3" style:family="text">
      <style:text-properties fo:color="#6796e6"/>
    </style:style>
    <style:style style:name="T4" style:family="text">
      <style:text-properties officeooo:rsid="001b4bf5"/>
    </style:style>
    <style:style style:name="T5" style:family="text">
      <style:text-properties officeooo:rsid="001d72f6"/>
    </style:style>
    <style:style style:name="T6" style:family="text">
      <style:text-properties officeooo:rsid="001e684b"/>
    </style:style>
    <style:style style:name="T7" style:family="text">
      <style:text-properties fo:font-size="12pt" style:font-size-asian="12pt" style:font-size-complex="12pt"/>
    </style:style>
    <style:style style:name="T8" style:family="text">
      <style:text-properties fo:font-size="12pt" officeooo:rsid="001e684b" style:font-size-asian="12pt" style:font-size-complex="12pt"/>
    </style:style>
    <style:style style:name="T9" style:family="text">
      <style:text-properties fo:font-size="12pt" officeooo:rsid="001e7550" style:font-size-asian="12pt" style:font-size-complex="12pt"/>
    </style:style>
    <style:style style:name="T10" style:family="text">
      <style:text-properties fo:font-size="12pt" officeooo:rsid="0021134d" style:font-size-asian="12pt" style:font-size-complex="12pt"/>
    </style:style>
    <style:style style:name="T11" style:family="text">
      <style:text-properties fo:font-size="12pt" officeooo:rsid="002d8cdb" style:font-size-asian="12pt" style:font-size-complex="12pt"/>
    </style:style>
    <style:style style:name="T12" style:family="text">
      <style:text-properties fo:font-size="12pt" officeooo:rsid="002dafe6" style:font-size-asian="12pt" style:font-size-complex="12pt"/>
    </style:style>
    <style:style style:name="T13" style:family="text">
      <style:text-properties officeooo:rsid="00283429"/>
    </style:style>
    <style:style style:name="T14" style:family="text">
      <style:text-properties officeooo:rsid="0029c8d1"/>
    </style:style>
    <style:style style:name="T15" style:family="text">
      <style:text-properties officeooo:rsid="002fa312"/>
    </style:style>
    <style:style style:name="T16" style:family="text">
      <style:text-properties officeooo:rsid="002fb02a"/>
    </style:style>
    <style:style style:name="T17" style:family="text">
      <style:text-properties officeooo:rsid="003029ae"/>
    </style:style>
    <style:style style:name="T18" style:family="text">
      <style:text-properties officeooo:rsid="00322585"/>
    </style:style>
    <style:style style:name="T19" style:family="text">
      <style:text-properties officeooo:rsid="00350b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Voici une liste de trackers accessibles aux investisseurs européens pour investir sur les stratégies présentées <text:span text:style-name="T15">dans ce blog.</text:span></text:p>
      <text:p text:style-name="Text_20_body">Les trackers sont appelés ETF aux USA.</text:p>
      <text:p text:style-name="Text_20_body">Pour sélectionner les trackers européns, je recommande [<text:span text:style-name="T2">www.justetf.com</text:span>](<text:span text:style-name="T1">https://www.justetf.com/en/</text:span>).</text:p>
      <text:p text:style-name="Text_20_body">Pour sélectionner les ETF US, [<text:span text:style-name="T2">www.etf.com</text:span>](<text:span text:style-name="T1">https://www.etf.com</text:span>).</text:p>
      <text:p text:style-name="Text_20_body">&lt;TABLE&gt;</text:p>
      <text:p text:style-name="Text_20_body">J'utilise les ETF américains pour les simulations car ils offrent les historiques de cours les plus longs.</text:p>
      <text:p text:style-name="P8"><text:span text:style-name="T15">Malheureusement ses ETF ne sont plus disponibles en Europe pour le petit porteur, depuis l’entrée en vigueur de la législation </text:span><text:span text:style-name="T18">[</text:span><text:span text:style-name="T15">MIFID II</text:span><text:span text:style-name="T18">](</text:span><text:a xlink:type="simple" xlink:href="https://www.esma.europa.eu/policy-rules/mifid-ii-and-mifir" text:style-name="Internet_20_link" text:visited-style-name="Visited_20_Internet_20_Link"><text:span text:style-name="T18">https://www.esma.europa.eu/policy-rules/mifid-ii-and-mifir</text:span></text:a><text:span text:style-name="T18">) </text:span><text:span text:style-name="T15">en 2018.</text:span></text:p>
      <text:p text:style-name="P6"><text:span text:style-name="T15">Cette </text:span><text:span text:style-name="T16">nouvelle </text:span><text:span text:style-name="T15">législation européenne e</text:span><text:span text:style-name="T16">s</text:span><text:span text:style-name="T15">t une véritable usine à gaz, </text:span><text:span text:style-name="T16">parfaitement scandaleuse. Sous des prétextes fallacieux de protéger l’investisseur individuel, ce qui n’est absolument pas le cas, elle </text:span><text:span text:style-name="T15"><text:s/></text:span><text:span text:style-name="T19">protège</text:span><text:span text:style-name="T15"> les gérants de fonds européens de la concurrence des gérants de fonds US sur le marché des investisseurs individuels. </text:span><text:span text:style-name="T16">Il faut savoir qu’à p</text:span><text:span text:style-name="T15">roduit équivalent, les trackers européens sont bien plus cher </text:span><text:span text:style-name="T16">que leurs équivalents américains. Le surcoût repose une fois de plus sur le petit investisseur individuel. Bien évidement cette contrainte législative ne s’applique pas si vous êtes un investisseur professionnel ou un investisseur particulier avec un capital important!</text:span></text:p>
      <text:p text:style-name="P7"/>
      <text:p text:style-name="Text_20_body">Je vous conseille de <text:span text:style-name="T5">privilégier les </text:span>trackers <text:span text:style-name="T5">qui ont </text:span>les volumes d'échanges les plus élevés et les <text:span text:style-name="T5">frais de gestion </text:span>les plus <text:span text:style-name="T6">faibles</text:span>.</text:p>
      <text:p text:style-name="Text_20_body">A titre d'exemple, dans le cas d’un investissement sur le Portefeuille Permanent de Harry Browne en version US, les trackers suivants sont bien appropriés:</text:p>
      <text:p text:style-name="Text_20_body"><text:span text:style-name="T3">-</text:span> iShares Core S&amp;P 500</text:p>
      <text:p text:style-name="Text_20_body"><text:span text:style-name="T3">-</text:span> iShares USD Treasury Bond +20y</text:p>
      <text:p text:style-name="Text_20_body"><text:span text:style-name="T3">-</text:span> Invesco Physical Gold A</text:p>
      <text:p text:style-name="Text_20_body"><text:span text:style-name="T3">-</text:span> iShares USD Treasury Bond 0-1yr</text:p>
      <text:p text:style-name="P1"><text:span text:style-name="T4">Ces trackers ont </text:span>respectivement des frais de gestion annuel de ( 3 x 0,07% + 0,19% ) / 4 = 0,10%</text:p>
      <text:p text:style-name="Text_20_body">Soient 0,10% de frais de gestion annuel pour la globalité du portefeuille.</text:p>
      <text:p text:style-name="Text_20_body">Toutes les banques ne proposent pas ces trackers pour la simple et bonne raison qu'ils les jugent pas assez rentables. Il existe cependant des trackers équivalents chez Amundi (Crédit Agricole) ou BNP Paribas, mais au double de frais:</text:p>
      <text:p text:style-name="Text_20_body"><text:span text:style-name="T3">-</text:span> iShares Core S&amp;P 500 : 0,07% par an </text:p>
      <text:p text:style-name="Text_20_body"><text:span text:style-name="T3">-</text:span> Amundi <text:span text:style-name="T4">et</text:span> BNP S&amp;P 500 : 0,15% par 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Menlo" svg:font-family="Menlo, Monaco, 'Courier New', monospace"/>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5-09T14:03:38.764217718</meta:creation-date>
    <dc:date>2020-05-10T16:37:10.853814142</dc:date>
    <meta:editing-duration>PT1H1M2S</meta:editing-duration>
    <meta:editing-cycles>27</meta:editing-cycles>
    <meta:generator>LibreOffice/6.4.3.2$MacOSX_X86_64 LibreOffice_project/747b5d0ebf89f41c860ec2a39efd7cb15b54f2d8</meta:generator>
    <meta:document-statistic meta:table-count="0" meta:image-count="0" meta:object-count="0" meta:page-count="1" meta:paragraph-count="19" meta:word-count="339" meta:character-count="2214" meta:non-whitespace-character-count="1892"/>
  </office:meta>
</office:document-meta>
</file>